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仔仔 | 2007.06.28 17:19 | </text:span><text:span text:style-name="T2">#</text:span></text:p>
      <text:p text:style-name="P2"><text:span text:style-name="T1">有關「星巴克只賣咖啡嗎？」這一文章中我有些疑惑。</text:span></text:p>
      <text:p text:style-name="P2"><text:span text:style-name="T1">當陳先生說：「我總覺得，似乎只要是龍應台歌頌或讚許的人事物，一般只要把它倒過來理解，似乎就是真理。」這一句話時是單指他對星巴克的評論嗎？還是其他過去它的著作中也是如此？因為我也閱讀過她的著作，卻沒有這種感覺。相反地我總覺得她的文章裡批判和反省人事物的內容比歌頌或讚許的多的太多了。</text:span></text:p>
      <text:p text:style-name="P2"><text:span text:style-name="T1">再來，當陳先生龍小姐對星巴克的描述感到不滿時，是否有無透過各種方式把星巴克的所作所為，也就是「星巴克只賣咖啡？」的內容讓她知道，並請求她不要再到該店去消費呢？否則到現在她還是繼續到星巴克消費，這恐怕不是陳先生所希望的吧！不是嗎？</text:span><text:span text:style-name="T3"><text:line-break/></text:span></text:p>
      <text:p text:style-name="P1"><text:span text:style-name="T1">陳真 | 2007.06.20 11:56 | </text:span><text:span text:style-name="T2">#</text:span></text:p>
      <text:p text:style-name="P3"><text:span text:style-name="T1">老兄,謝謝你的補充. 你常貼,卻很少自己寫; 貼無妨,但你卻常常漏東漏西,不是漏掉作者,就是漏掉出處,像這樣一些作者生平補充及相關資料等等,應該不是你自己寫的吧? 如果不是,那麼這些文字又是從哪來的呢?</text:span></text:p>
      <text:p text:style-name="P3"><text:span text:style-name="T1">我不反對貼,但是像這樣一些基本的東西不該總是漏掉. 我很討厭別人轉貼我的文字,因為人們往往不會去尊重作者,不會做到轉貼應有的一些基本要求.</text:span></text:p>
      <text:p text:style-name="P1"><text:span text:style-name="T1">仔仔 | 2007.06.19 13:56 | </text:span><text:span text:style-name="T2">#</text:span></text:p>
      <text:p text:style-name="P2"><text:span text:style-name="T1">真抱歉這裡是有關一個猶太人的反省的作者介紹和更近一步的內容介紹：</text:span><text:span text:style-name="T3"><text:line-break/></text:span><text:span text:style-name="T1">作者簡介</text:span><text:span text:style-name="T3"><text:line-break/></text:span><text:span text:style-name="T1">馬克‧莫里斯 （Marc H. Ellis）</text:span><text:span text:style-name="T3"><text:line-break/></text:span><text:span text:style-name="T1">一九五二年，馬克‧H.‧艾里斯出生於美國佛羅里達州的北邁阿密灘區，擁有佛羅里達州立大學宗教暨美國研究所的學士及碩士學位。他在該研究所受教於大屠殺神學家理查‧魯本斯坦及美國歷史學家威廉‧米勒門下，一九八０年獲得馬奎特大學的當代美國社會暨宗教思想學博士學位。同年，他擔任紐約瑪麗諾爾區的瑪麗諾爾神學院教職，隨即開設該學院的碩士班研究課程及「瑪麗諾爾正義暨和平研究所」。一九八八年，艾里斯晉任全職教授，並在瑪麗諾爾神學院服務至一九九五年為止。同年，艾里斯擔任哈佛大學「世界宗教研究中心」資深研究員，隨後轉任哈佛大學「中東研究中心」訪問學者及佛羅里達大學客座教授。一九九八年，艾里斯獲聘為拜勒大學的美國暨猶太研究所教授，翌年獲聘為美國暨猶太研究大學教授。同年，艾里斯創辦拜勒大學的美國暨猶太研究中心。</text:span></text:p>
      <text:p text:style-name="P2"><text:span text:style-name="T1">艾里斯擁有十五本著作，也曾編輯另外五本專著，其中包括：「邁向猶太解放神學理論」(Towards a Jewish Theology of Liberation)；「褻瀆的聯盟：當代宗教與暴行」(Unholy Alliance:Religion and Atrocity in Our Time)；「噢，耶路撒冷：有爭議的猶太聖約前途」(O Jerusalem:The Contested Future of the Jewish Covenant)，以及「流亡生涯：一名美國猶太人的宗教流浪」(Practicing Exile:The Religious Odyssey of an American Jew，均暫譯)。此外，他的許多文章也刊登在各種美國及國際性刊物上，其中包括國際前鋒論壇報，歐洲猶太主義，以色列獨立報，約旦時報，文字與形象，基督教世紀，以及巴勒斯坦研究日報。他的短論也曾列入一些選集中，最近列入的選集是牛津大學出版社發行的「當代猶太神學讀本」，並以十種不同文字發行全世界。他四處講學，足跡遍及北美洲、歐洲、拉丁美洲、亞洲、非洲、中東等地區。</text:span></text:p>
      <text:p text:style-name="P2"><text:span text:style-name="T1">其他相關書評</text:span><text:span text:style-name="T3"><text:line-break/></text:span><text:span text:style-name="T1">「馬克‧艾里斯是一位文采洋溢的作家，具備富有思想深度的勇敢心靈。他突破愚蠢與不思反省之傳統的束縛，並在特別觀照巴勒斯坦民族及以色列人、散居全球各地猶太人所負道德責任的情況下，運用優美的文字使我們產生更深刻的後大屠殺理解。他是一位值得吾人懷著敬仰之心諦聽的知識分子。」 ─愛德華‧薩依德</text:span></text:p>
      <text:p text:style-name="P2"><text:span text:style-name="T1">「在長年從事重要工作的過程中，馬克‧艾里斯展現絕大的勇氣、正直的人格與洞察力。他的志業足以啟發吾人。」 ─諾姆‧杭士基</text:span><text:span text:style-name="T3"><text:line-break/></text:span><text:span text:style-name="T1">-------------------------------------------------</text:span><text:span text:style-name="T3"><text:line-break/></text:span><text:span text:style-name="T1">內容簡介</text:span><text:span text:style-name="T3"><text:line-break/></text:span><text:span text:style-name="T1">不要讓哀悼本身成為一種生活</text:span></text:p>
      <text:p text:style-name="P2"><text:span text:style-name="T1">為什麼要讀《一個猶太人的反省》？</text:span><text:span text:style-name="T3"><text:line-break/></text:span><text:span text:style-name="T1">因為這是一個普世道德的問題。</text:span><text:span text:style-name="T3"><text:line-break/></text:span><text:span text:style-name="T1">一個關乎報復、寬恕、正義與道德的問題。可供討論，可供省思。</text:span></text:p>
      <text:p text:style-name="P2"><text:span text:style-name="T1">大屠殺與猶太建國，是20世紀以迄今天人類的大事件。</text:span><text:span text:style-name="T3"><text:line-break/></text:span><text:span text:style-name="T1">半個多世紀以來大屠殺成了猶太生活的避風港，因為它，猶太人可以自稱獨一無二、清白無辜、享有特權，而且受到利用。在這個猶太人把一切揮霍於瘋狂競逐國家權勢的時代，世人該怎樣對待猶太人的歷史與現在？</text:span></text:p>
      <text:p text:style-name="P2"><text:span text:style-name="T1">本書作者是一位美國猶太學異議份子，像許多與他一樣的人，都要承受族人相當大的壓力，他指出：「每一個文化與傳統的消失，對人類來說都是一種減損，有時候去哀悼已消失的文化傳統比去著手打造一個新的更容易。</text:span></text:p>
      <text:p text:style-name="P2"><text:span text:style-name="T1">在我們曾經繼承的那個猶太歷史已經死亡的今天，猶太人喜歡在猶太會堂和公眾場所哀悼死者，就像只有透過留在過去，猶太人才有辦法肯定人生。一個死亡與摧毀的循環只要一被經歷過，它就會自動運轉，直到哀悼本身成為一種生活而後已。」</text:span></text:p>
      <text:p text:style-name="P2"><text:span text:style-name="T1">今天大部分的猶太人，正是以這樣的態度在生活，正是以被迫害者的身分對巴勒斯坦人進行迫害。在以美國為主的強勢媒體主導下，許多人並不知道以色列不斷擴張，以及慢性阻斷巴人生機的事實。過去多少年來，愛德華‧薩依德在國際間奔走呼號的，即是揭發以色列在巴勒斯坦的罪行。但他所代表的畢竟是他自己的族人。</text:span></text:p>
      <text:p text:style-name="P2"><text:span text:style-name="T1">比較可貴的是，一些具備良知的猶太知識份子如Magne、Buber、Arendt等人皆認為建立一個猶太國家，將導致巴勒斯坦土地上的阿拉伯人流離失所。而讓阿拉伯人無家可歸，等於是讓猶太人在整個歷史裡無家可歸的狀況重演。他們主張兩民族共存，成立一個猶太人與阿拉伯人共同組成的聯邦國家。</text:span></text:p>
      <text:p text:style-name="P2"><text:span text:style-name="T1">一位猶太受難者後裔也說：「雖然吃過種種苦，我們仍然得堅持正義。只有正義而非報復才是出路，大屠殺的教訓是暴力的循環必須予以終止，沒有別的出路。」</text:span></text:p>
      <text:p text:style-name="P2"><text:span text:style-name="T1">我們在這樣的思維中學到了什麼？不再是加害者與受害者角色，這樣的直線思考。人類只有在寬恕之中，才能找到新的自由。持續半個多世紀的烽火，追求和平無蹤，本書代表了許多具備自覺的猶太知識份子的思維。他們認為一個不具反省的民族，終將被毀滅。</text:span><text:span text:style-name="T3"><text:line-break/></text:span><text:span text:style-name="T1">「正義」是人類的普世價值，不只在以、巴這件事上，也在今天這個世界的許多地方。</text:span></text:p>
      <text:p text:style-name="P2"><text:span text:style-name="T1">我們不需要靠「留在過去」來肯定我們今天的人生。</text:span></text:p>
      <text:p text:style-name="P2"><text:span text:style-name="T1">註：Judah Magnes: 是第一任以色列希伯來大學校長。</text:span><text:span text:style-name="T3"><text:line-break/></text:span><text:span text:style-name="T1">Martin Buber: 知名聖經學家與神學家。</text:span><text:span text:style-name="T3"><text:line-break/></text:span><text:span text:style-name="T1">Hannah Arendt: 人類學家。</text:span><text:span text:style-name="T3"><text:line-break/></text:span><text:span text:style-name="T1">------------------------------------------</text:span></text:p>
      <text:p text:style-name="P1"><text:span text:style-name="T1">立及 | 2007.06.18 20:11 | </text:span><text:span text:style-name="T2">#</text:span></text:p>
      <text:p text:style-name="P3"><text:span text:style-name="T1">不知放在這裡合適否。</text:span><text:span text:style-name="T3"><text:line-break/></text:span><text:span text:style-name="T1">祝福小慧，生日快樂！</text:span></text:p>
      <text:p text:style-name="P1"><text:span text:style-name="T1">陳真 | 2007.06.18 14:37 | </text:span><text:span text:style-name="T2">#</text:span></text:p>
      <text:p text:style-name="P2"><text:span text:style-name="T1">沒有寫上作者名字.</text:span></text:p>
      <text:p text:style-name="P1"><text:span text:style-name="T1">仔仔 | 2007.06.17 08:58 | </text:span><text:span text:style-name="T2">#</text:span></text:p>
      <text:p text:style-name="P3"><text:span text:style-name="T1">再此介紹這本書吧！我至所以會介紹這本書，是因為它是由一個美國猶太教學者所寫的，它可以讓我們聽聽猶太教裡不一樣的聲音吧！</text:span><text:span text:style-name="T3"><text:line-break/></text:span><text:span text:style-name="T1">-----------------------------------</text:span><text:span text:style-name="T3"><text:line-break/></text:span><text:span text:style-name="T1">【一個猶太人的反省－世界公民叢書23】</text:span><text:span text:style-name="T3"><text:line-break/></text:span><text:span text:style-name="T1">S B N：9867416031</text:span><text:span text:style-name="T3"><text:line-break/></text:span><text:span text:style-name="T1">作 者：梁永安　譯</text:span><text:span text:style-name="T3"><text:line-break/></text:span><text:span text:style-name="T1">精平裝： 平裝本</text:span><text:span text:style-name="T3"><text:line-break/></text:span><text:span text:style-name="T1">出版社：立緒</text:span><text:span text:style-name="T3"><text:line-break/></text:span><text:span text:style-name="T1">出版日： 94/06/01</text:span><text:span text:style-name="T3"><text:line-break/></text:span><text:span text:style-name="T1">圖書分類： 中東史地</text:span><text:span text:style-name="T3"><text:line-break/></text:span><text:span text:style-name="T1">這是一本闡述當代猶太認同課題，具有濃厚的個人與哲學色彩的著作。作者超越媒體慣於提供的政治分析，延伸及於精神發展的本質，檢視個人在大屠殺落幕未幾猶存的震撼中，試圖為猶太生命的未來樹立典範，不但超越大屠殺及將猶太人定位為受難者或加害者的觀點，也為當今身為猶太人的意義命題開啟了新的視點</text:span><text:span text:style-name="T3"><text:line-break/></text:span></text:p>
      <text:p text:style-name="P1"><text:span text:style-name="T1">仔仔 | 2007.06.16 00:29 | </text:span><text:span text:style-name="T2">#</text:span></text:p>
      <text:p text:style-name="P2"><text:span text:style-name="T3"><text:line-break/></text:span><text:span text:style-name="T1">中國時報 2007.06.06　</text:span><text:span text:style-name="T3"><text:line-break/></text:span><text:span text:style-name="T1">六日戰爭 改變中東歷史走向</text:span><text:span text:style-name="T3"><text:line-break/></text:span><text:span text:style-name="T1">林博文</text:span><text:span text:style-name="T3"><text:line-break/></text:span><text:span text:style-name="T1">四十年前的中東「六日戰爭」，以色列充分發揮了奇襲、速戰、機動和以小擊大的戰爭藝術，在一百卅二小時內痛懲埃及、約旦、敘利亞等阿拉伯聯軍，擴張將近四倍的土地，改寫了中東的地圖和歷史。</text:span><text:span text:style-name="T3"><text:line-break/></text:span><text:span text:style-name="T1">這場戰爭被歷史家公認為現代戰爭的典範，全世界的高等軍事學府都在研究這場戰爭的戰略與戰術。然而，六日戰爭實際上並沒有結束，今天仍在繼續；以色列雖是勝利者，卻付出了慘重的代價，中東從此失去了和平，肇始了烽火連連、動亂不已歲月。</text:span><text:span text:style-name="T3"><text:line-break/></text:span><text:span text:style-name="T1">最近一期《經濟學人》封面故事即稱以色列的勝利是場「被浪費掉的勝利」。近幾年來，以色列也出現不少修正史觀著作，對以色列占領西奈半島、迦薩走廊、戈蘭高地、約旦河西岸和耶路撒冷的作法，提出嚴厲和檢視和批評，並認為以色列擴充領土的帝國行徑，徒使自己掉進圈套而難以自拔，是以國夢魘的開始。</text:span><text:span text:style-name="T3"><text:line-break/></text:span><text:span text:style-name="T1">以色列於一九四八年在巴勒斯坦地區建國後，周遭的阿拉伯鄰居都痛恨這個新興猶太國，他們認為猶太人沒資格成立一個國家，更不應在巴勒斯坦建國，他們一心一意要消滅以色列。以色列建國後所面臨的第一次戰爭是一九五六年的蘇伊士運河危機，以色列獨眼龍戰將戴陽擊垮了埃及，而成為以色列人民的英雄。十一年後，戴陽又臨危受命，出任國防部長，打了一場漂亮的六日戰爭。「六日戰爭」（Six-Day War）這個名詞就是戴陽所發明的，以媲美聖經〈創世紀〉中六日創造天地。</text:span><text:span text:style-name="T3"><text:line-break/></text:span><text:span text:style-name="T1">六日戰爭雖是埃及誤判情勢，錯估敵情和高估自己的一連串失誤所造成，但在整個中東歷史過程中卻是不可避免的。</text:span><text:span text:style-name="T3"><text:line-break/><text:line-break/></text:span><text:span text:style-name="T1">埃及強人納瑟總統一直在阿拉伯世界鼓吹阿拉伯民族主義，試圖建立一個泛阿拉伯聯盟，並由他自己做領導人。二十世紀六十年代中，以色列已開始發展核武，蘇聯突然於一九六七年春天告知埃及和敘利亞，以色列即將大規模入侵敘利亞。其實以色列完全沒有侵敘的意圖，克里姆林宮也許想挑起中東戰火，藉機摧毀以色列的核武基地。</text:span><text:span text:style-name="T3"><text:line-break/><text:line-break/></text:span><text:span text:style-name="T1">矢志要消滅以色列的納瑟，聽到以色列將侵略敘利亞的「情報」，立即向阿拉伯國家發出聖戰號召，敘利亞、約旦軍隊皆交由埃及指揮，連沙烏地阿拉伯、摩洛哥、突尼西亞和阿爾及利亞亦派出少量軍隊加入阿拉伯聯合指揮部。</text:span><text:span text:style-name="T3"><text:line-break/><text:line-break/></text:span><text:span text:style-name="T1">埃及軍方最高首長阿摩元帥告訴納瑟說，埃軍有信心、有能力打敗以軍，納瑟信以為真，從五月開始進行系列備戰措施，並封鎖了蒂朗海峽（Strait of Tiran）阻斷了以色列通往紅海的航道。</text:span><text:span text:style-name="T3"><text:line-break/><text:line-break/></text:span><text:span text:style-name="T1">納瑟不斷製造挑釁行動，以色列人在戰爭氣氛急遽升高的壓力下，都有圍城之感。然而，儘管阿拉伯聯軍在西奈半島和其他地方大量集結，但納瑟仍不敢下達開戰命令；巧的是，以色列總理艾希柯是個鴿派，不愛打仗，一再勸以色列人民和軍方忍耐，不要輕舉妄動。他派外長阿巴．伊班向美國總統詹森求援，其時詹森被越戰弄得焦頭爛額，根本不想介入。</text:span><text:span text:style-name="T3"><text:line-break/></text:span><text:span text:style-name="T1">以色列軍方（參謀總長就是後來當總理的拉賓）與艾希柯攤牌，要求先發制人，對阿拉伯聯軍動武。艾希柯終於答應，六月五日上午七時五十分，大批以色列戰機和轟炸機以低飛方式避開雷達，飛向埃及本土和西奈半島上十幾處軍用機場狂炸，先炸損跑道，再炸飛機。埃及二百五十架戰機與轟炸機幾乎全數被摧毀。以國空軍炸完之後，又炸西奈半島上的埃軍，同時出動地面部隊向西奈和加薩走廊前進，由夏隆（日後當了總理）將軍帶隊。同日，約旦先向以軍開火，以國空軍摧毀了約旦空軍，並奪取了東耶路撒冷。</text:span><text:span text:style-name="T3"><text:line-break/><text:line-break/></text:span><text:span text:style-name="T1">六日戰爭可說是「一開始就已經結束」，蘇聯想救阿拉伯聯軍都無從救起，聯合國安理會召開緊急會議要求停火，以色列等到奪占了敘利亞的戈蘭高地後，始宣布停火，那天是六月十日。</text:span><text:span text:style-name="T3"><text:line-break/><text:line-break/></text:span><text:span text:style-name="T1">最可笑的是，戰爭一開始，埃及空軍慘遭痛擊時，埃及電台卻奉軍方之命向全國廣播埃軍大勝，開羅民眾歡欣鼓舞，電台甚至吹牛說再過幾天就可到以色列特拉維夫吃中飯了。當時埃及國會議長沙達特（日後當了總統）已知道埃軍慘敗，一個人在開羅街頭踽踽獨行，他說他的心都碎了，民眾還在手舞足蹈慶祝「勝利」。埃軍死了一萬五千多人，以軍陣亡八百多人。拉賓在回憶錄中說，以軍當時可以很輕鬆地攻下開羅、安曼和大馬士革這三個首都，但適可而止。</text:span><text:span text:style-name="T3"><text:line-break/><text:line-break/></text:span><text:span text:style-name="T1">以色列驟然多了近四倍的土地和一百五十萬巴勒斯坦人口。史達林常講的一句話是：「勝利者是不受指責的」，以色列被勝利沖昏了頭，認為土地越大越安全，於是展開了大規模徙置占領地的行動。戴陽下令以軍在各占領區摧毀巴勒斯坦人的住宅、社區和村莊，並以酷刑對待巴勒斯坦人。</text:span><text:span text:style-name="T3"><text:line-break/><text:line-break/></text:span><text:span text:style-name="T1">以色列人常自稱是「開明的占領者」，實際上以色列人對待巴勒斯坦人的殘酷，當時已受到聯合國譴責，美國前總統卡特在去年出版的《巴勒斯坦和平而非種族隔離》一書中，即嚴厲指責以色列四十年來在占領區嚴重違反巴勒斯坦人權。</text:span><text:span text:style-name="T3"><text:line-break/><text:line-break/></text:span><text:span text:style-name="T1">四十年後的今天，廿五萬以色列人仍住在一百廿個官方認可的徙置區；十八萬以色列人定居併吞的東耶路撒冷；一萬六千人霸占戈蘭高地。一些以色列學者作家認為，這些占領區只會使以色列更無安全感，並使以色列在道德上站不住腳。前以色列總理梅爾夫人曾經傲慢地說：「根本就沒有所謂巴勒斯坦人這回事」。</text:span></text:p>
      <text:p text:style-name="P2"><text:span text:style-name="T1">一名以色列學者指出，六日戰爭使阿拉伯世俗主義從此消失，代之而起的是伊斯蘭激進主義。法塔組織首腦阿拉法特開始領導巴勒斯坦人對抗以色列，以巴武裝衝突成為中東新版圖上永不停止的動亂之源。六日戰爭的勝利，為以色列帶來功不補患的後果，也開創了無底洞式的中東亂局。</text:span></text:p>
      <text:p text:style-name="P1"><text:span text:style-name="T1">怡靜 | 2007.06.15 01:00 | </text:span><text:span text:style-name="T2">#</text:span></text:p>
      <text:p text:style-name="P3"><text:span text:style-name="T1">國際特赦組織發表以色列佔領迦薩走廊、約旦河西岸和東耶路撒冷40週年的人權報告。</text:span><text:span text:style-name="T3"><text:line-break/></text:span><text:span text:style-name="T1">Marking the 40th year of Occupation of Gaza, the West Bank and East Jerusalem, human rights group Amnesty International released a 45 page report citing gross human rights violations, breaches of International law, and breaches of UN resolutions with respect to the rights of Palestinians.</text:span><text:span text:style-name="T3"><text:line-break/></text:span><text:a xlink:type="simple" xlink:href="http://www.amnesty.org/resources/Israel_Report0706/"><text:span text:style-name="T2">Enduring Occupation -Palestinians under siege in the West Bank</text:span></text:a></text:p>
      <text:p text:style-name="P1"><text:span text:style-name="T1">仔仔 | 2007.06.03 00:47 | </text:span><text:span text:style-name="T2">#</text:span></text:p>
      <text:p text:style-name="P2"><text:span text:style-name="T1">中國時報 2007.05.30　</text:span><text:span text:style-name="T3"><text:line-break/></text:span><text:span text:style-name="T1">《寂靜的春天》綻放環保運動的花朵</text:span><text:span text:style-name="T3"><text:line-break/></text:span><text:span text:style-name="T1">林博文</text:span></text:p>
      <text:p text:style-name="P2"><text:span text:style-name="T1">五月廿七日是環保運動之母、《寂靜的春天》作者瑞秋．卡森（Rachel Carson）百歲冥誕。有些史家說，美國歷史上只有兩本真正改變歷史的書，而且這兩本書的作者都是女人。一本是十九世紀作家史杜伊（H.B.Stowe）所寫的《黑奴籲天錄》（Uncle Tom’s Cabin）；另一本就是卡森於一九六二年出版的巨著：《寂靜的春天》（SilentSpring）。</text:span></text:p>
      <text:p text:style-name="P2"><text:span text:style-name="T1">卡森生於賓州匹茲堡附近，從小就愛幻想，她的最愛是大海，但她從未看過海，她對海洋的眷戀，終於促成她寫了一本《環繞著我們的海洋》，這本書獲得一九五二年「國家書卷獎」。</text:span><text:span text:style-name="T3"><text:line-break/><text:line-break/></text:span><text:span text:style-name="T1">除了愛幻想，卡森也愛大自然、讀書和寫作，她本來在賓州女子學院主修英國文學，後轉到生物系，並在約翰．霍浦金斯大學得到海洋生物系碩士學位，此後在聯邦漁業局做三十幾年研究員，直至退休，晚年隱居緬因州海邊專心寫作。</text:span><text:span text:style-name="T3"><text:line-break/><text:line-break/></text:span><text:span text:style-name="T1">一九四五年第二次世界大戰即將結束前，卡森向《讀者文摘》建議為該刊寫一篇有關殺蟲劑ＤＤＴ破壞生態環境的文章，但《讀者文摘》編輯說：「不必了」。ＤＤＴ是在一九三九年開始使用，二戰期間美軍在太平洋諸島作戰前，Ｂ25重轟炸機曾在各島嶼噴灑大量ＤＤＴ，以防止美軍受到蚊蟲引發的傳染病侵襲。</text:span></text:p>
      <text:p text:style-name="P2"><text:span text:style-name="T1">二戰後一直到一九六○年代，ＤＤＴ被認為是在台灣、加勒比海諸島和其他第三世界掃蕩瘧疾的最大功臣。美國國家科學院一九七○年出版的研究報告說，ＤＤＴ至少救了五億人的生命。</text:span><text:span text:style-name="T3"><text:line-break/><text:line-break/></text:span><text:span text:style-name="T1">中年以上的人也許記得，民國四十幾年政府曾在台灣全省家家戶戶噴灑ＤＤＴ，對全台防瘧工作發揮了旋乾轉坤的作用。但在那個時候，誰也沒有注意到ＤＤＴ會帶來任何副作用。</text:span><text:span text:style-name="T3"><text:line-break/><text:line-break/></text:span><text:span text:style-name="T1">被《讀者文摘》拒絕十七年後，鍥而不捨的卡森終於在一九六二年六月開始為《紐約客》雜誌連寫三期ＤＤＴ的害處，特別強調這種殺蟲劑對生態平衡所造成的災難性衝擊。這三篇長文發表後，即以《寂靜的春天》為名出書，震撼全美，立即衝上《紐約時報》暢銷書排行榜第一名。然而，媒體和民間並非全盤接納卡森的說法，《時代》和《生活》都批評她，說她「言過其實」，極右派讀者投書罵她是「為共產黨宣傳」。殺蟲劑製造公司則傲慢地說：「怎麼樣，要告我們嗎？」</text:span></text:p>
      <text:p text:style-name="P2"><text:span text:style-name="T1">儘管有一些缺乏理性的雜音，《寂靜的春天》畢竟是一本說理極強、證據充分、文筆流暢的畫時代著作。卡森警告說，美國越來越多地方在春天已聽不到鳥鳴、看不見鳥的蹤影，「……清晨變得不尋常地沉寂……，化學藥品的彈幕已猛烈攻擊生命的結構。」後來，甘迺迪下令成立一個委員會以探討殺蟲劑問題，並坦承：「我們這個時代一個千真萬確的事實，就是我們的星球極為脆弱。」</text:span><text:span text:style-name="T3"><text:line-break/><text:line-break/></text:span><text:span text:style-name="T1">《寂靜的春天》叫醒了人類的無知和愚昧，環保意識慢慢在民間萌芽，大家逐漸認識到什麼是公害、什麼是空氣汙染及河水汙染，什麼是生態不平衡。於是，現代環保運動、制止公害運動和綠色運動開始出現了，第一個成果是尼克森總統於一九七○年下令成立聯邦環保總署（ＥＰＡ），不少政論家認為這是尼克森時代最重要的成就之一。後來，美國國會亦陸續通過了「清淨空氣法」、「清淨水源法」、「保護瀕臨絕種動植物法」以及禁用各式各樣的殺蟲劑。</text:span><text:span text:style-name="T3"><text:line-break/><text:line-break/></text:span><text:span text:style-name="T1">環保運動是一項需要全世界每一個人都參與的永久行動。前副總統高爾積極投入環保，並為一九九四年版《寂靜的春天》寫序。但在過去六年，布希政府都大開環保倒車，利用各種方式放寬管制空氣與河湖汙染，鼓勵開發商人觸角伸向原始森林和山川大澤，並任命一批與企業界（包括石油業）有密切關係的人掌管環保業務，這等於是叫老虎去看管兔子。</text:span><text:span text:style-name="T3"><text:line-break/><text:line-break/></text:span><text:span text:style-name="T1">高爾說，如果卡森沒有寫《寂靜的春天》，環保運動可能會延後好幾年才會出現，甚至永遠不會發生。我們這個世界慶幸有卡森的遠見與勇氣，更慶幸有《寂靜的春天》這本書。可惜的是，卡森僅活了五十六歲，一九六四年就辭世了。</text:span><text:span text:style-name="T3"><text:line-break/><text:line-break/></text:span><text:span text:style-name="T1">《黑奴籲天錄》點燃南北戰爭的戰火後，林肯見到了個子嬌小的史杜伊夫人，他說：「原來你就是製造這件大事小女人。」一百多年後，身材同樣嬌小的卡森到國會出席環保聽證會，康乃狄克州民主黨參議員李比．柯夫對卡森說：「卡森小姐，原來你就是發動這件大事的女人。」</text:span><text:span text:style-name="T3"><text:line-break/><text:line-break/></text:span><text:span text:style-name="T1">其實，史杜伊夫人撰寫《黑奴籲天錄》時，蓄奴問題早已引起全國激辯，她只是把這個道德問題加以戲劇化地陳述；而卡森發表《寂靜的春天》時，卻很少人知道殺蟲劑之害，但她為人類揭開了環保運動的序幕，喚起了人類的良知，不能再讓可愛的春天聽不到百鳥的啁啾！</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